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ea1" officeooo:paragraph-rsid="001d8ea1"/>
    </style:style>
    <style:style style:name="P2" style:family="paragraph" style:parent-style-name="Standard">
      <style:text-properties fo:font-size="18pt" officeooo:rsid="002044e0" officeooo:paragraph-rsid="002044e0" style:font-size-asian="15.75pt" style:font-size-complex="18pt"/>
    </style:style>
    <style:style style:name="P3" style:family="paragraph" style:parent-style-name="Standard">
      <style:text-properties officeooo:rsid="001d8ea1" officeooo:paragraph-rsid="001d8ea1"/>
    </style:style>
    <style:style style:name="P4" style:family="paragraph" style:parent-style-name="Standard">
      <style:text-properties officeooo:rsid="00218066" officeooo:paragraph-rsid="00218066"/>
    </style:style>
    <style:style style:name="T1" style:family="text">
      <style:text-properties fo:font-size="18pt" officeooo:rsid="002044e0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all jenkins in ubuntu</text:p>
      <text:p text:style-name="P4"/>
      <text:p text:style-name="P4"><text:a xlink:type="simple" xlink:href="https://www.digitalocean.com/community/tutorials/how-to-install-jenkins-on-ubuntu-22-04" text:style-name="Internet_20_link" text:visited-style-name="Visited_20_Internet_20_Link">https://www.digitalocean.com/community/tutorials/how-to-install-jenkins-on-ubuntu-22-04</text:a></text:p>
      <text:p text:style-name="P4"/>
      <text:p text:style-name="P4">change running port in ubuntu</text:p>
      <text:p text:style-name="P4"/>
      <text:p text:style-name="P4"><text:s/>https://stackoverflow.com/questions/28340877/how-to-change-port-number-for-jenkins-installation-in-ubuntu-12-04</text:p>
      <text:p text:style-name="P1"/>
      <text:p text:style-name="P1"><text:s/><text:span text:style-name="T1">PIPELINE</text:span></text:p>
      <text:p text:style-name="P2">1)declartive pipeline</text:p>
      <text:p text:style-name="P2"/>
      <text:p text:style-name="P2"><text:s text:c="5"/>syntax</text:p>
      <text:p text:style-name="P2"><text:s text:c="5"/>pipeline {</text:p>
      <text:p text:style-name="P2"><text:s text:c="8"/>agent{</text:p>
      <text:p text:style-name="P2"><text:tab/><text:tab/>label “”</text:p>
      <text:p text:style-name="P2">}</text:p>
      <text:p text:style-name="P2">stages{</text:p>
      <text:p text:style-name="P2"><text:tab/>stage(“build”){</text:p>
      <text:p text:style-name="P2"><text:tab/><text:tab/>steps{</text:p>
      <text:p text:style-name="P2"><text:s text:c="27"/>echo “buld start”}</text:p>
      <text:p text:style-name="P2">}</text:p>
      <text:p text:style-name="P2">}</text:p>
      <text:p text:style-name="P2">2)scripted pipeline</text:p>
      <text:p text:style-name="P2"><text:s text:c="3"/>node(“node-1”){</text:p>
      <text:p text:style-name="P2">stage(source){</text:p>
      <text:p text:style-name="P2">git</text:p>
      <text:p text:style-name="P2">“https/github.com/gokul/consoleApplication”</text:p>
      <text:p text:style-name="P2">}</text:p>
      <text:p text:style-name="P2">stage(“complie”){</text:p>
      <text:p text:style-name="P2">def gradile_home=tool ‘gradle4’</text:p>
      <text:p text:style-name="P2">sh “status.sh”</text:p>
      <text:p text:style-name="P2">}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6:40:08.897457288</meta:creation-date>
    <dc:date>2023-03-12T20:10:52.058702636</dc:date>
    <meta:editing-duration>PT2H49M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44" meta:character-count="574" meta:non-whitespace-character-count="503"/>
  </office:meta>
</office:document-meta>
</file>